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Create a strong password Make it long Make it complex Make sure it's not personal Keep it secret Make it unique Change it regularly Make it memorable Give fake answers to security questions Check the strength of passwords on Passfault Change old or weak passwords Change weak answers to security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